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1f497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title">
      <style:graphic-properties draw:stroke="none" draw:fill="gradient" draw:fill-color="#9c2f2c" draw:fill-gradient-name="Gradient_20_1" draw:textarea-horizontal-align="justify" draw:textarea-vertical-align="middle" draw:auto-grow-height="false" draw:auto-grow-width="false" fo:min-height="8.04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4.3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4" style:family="paragraph">
      <loext:graphic-properties draw:fill="gradient" draw:fill-color="#9c2f2c" draw:fill-gradient-name="Gradient_20_1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141cm" fo:margin-bottom="0cm" fo:line-height="100%" fo:text-align="end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.141cm" fo:margin-bottom="0cm" fo:line-height="100%" fo:text-align="end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198cm" fo:margin-bottom="0cm" fo:line-height="100%" fo:text-align="end" fo:text-indent="0cm" style:punctuation-wrap="simple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simple" style:line-break="strict" style:writing-mode="lr-tb" style:font-independent-line-spacing="true"/>
    </style:style>
    <style:style style:name="T1" style:family="text">
      <style:text-properties fo:color="#fdfd3d" style:text-position="0% 100%" style:font-name="Calibri" fo:font-size="28pt" fo:language="es" fo:country="ES" style:font-size-asian="28pt" style:language-asian="es" style:country-asian="ES" style:font-size-complex="28pt" style:language-complex="es" style:country-complex="ES"/>
    </style:style>
    <style:style style:name="T2" style:family="text">
      <style:text-properties fo:color="#ffffff" style:text-position="0% 100%" style:font-name="Calibri" fo:font-size="60pt" fo:language="es" fo:country="ES" style:font-size-asian="60pt" style:language-asian="es" style:country-asian="ES" style:font-size-complex="60pt" style:language-complex="es" style:country-complex="ES"/>
    </style:style>
    <style:style style:name="T3" style:family="text">
      <style:text-properties fo:color="#ffff00" style:text-position="0% 100%" style:font-name="Calibri" fo:font-size="40pt" fo:language="es" fo:country="ES" style:font-size-asian="40pt" style:language-asian="es" style:country-asian="ES" style:font-size-complex="40pt" style:language-complex="es" style:country-complex="ES"/>
    </style:style>
    <style:style style:name="T4" style:family="text">
      <style:text-properties fo:color="#cc3300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5" style:family="text">
      <style:text-properties fo:color="#0d0d0d" style:text-position="0% 100%" style:font-name="Calibri" fo:font-size="28pt" fo:language="es" fo:country="ES" style:font-size-asian="28pt" style:language-asian="es" style:country-asian="ES" style:font-size-complex="28pt" style:language-complex="es" style:country-complex="ES"/>
    </style:style>
    <style:style style:name="T6" style:family="text">
      <style:text-properties fo:color="#ffff00" style:text-position="0% 100%" style:font-name="Calibri" fo:font-size="40pt" fo:language="es" fo:country="ES" fo:font-weight="bold" style:font-size-asian="40pt" style:language-asian="es" style:country-asian="ES" style:font-weight-asian="bold" style:font-size-complex="40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">
        <style:list-level-properties text:space-before="0.004cm" text:min-label-width="0.948cm"/>
        <style:text-properties fo:font-family="Wingdings" style:font-pitch="variable" style:font-charset="x-symbol" fo:color="#0d0d0d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1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12.498cm" svg:height="8.295cm" svg:x="6.451cm" svg:y="5.379cm" presentation:class="title" presentation:user-transformed="true">
          <draw:text-box>
            <text:list text:style-name="L1">
              <text:list-header>
                <text:p text:style-name="P3"><text:span text:style-name="T2">BORRACHO</text:span><text:span text:style-name="T2"><text:line-break/></text:span><text:span text:style-name="T2">Y</text:span><text:span text:style-name="T2"><text:line-break/></text:span><text:span text:style-name="T2">CANTINERO</text:span></text:p>
              </text:list-header>
            </text:list>
          </draw:text-box>
        </draw:frame>
        <draw:custom-shape draw:style-name="gr2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1">
        <draw:custom-shape draw:style-name="gr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5" draw:layer="layout" svg:width="22.86cm" svg:height="4.586cm" svg:x="1.27cm" svg:y="7.232cm" presentation:class="title" presentation:user-transformed="true">
          <draw:text-box>
            <text:list text:style-name="L1">
              <text:list-header>
                <text:p text:style-name="P3"><text:span text:style-name="T3">LLEGO EL BORRACHO BUSCANDO,</text:span><text:span text:style-name="T3"><text:line-break/></text:span><text:span text:style-name="T3">A SU AMIGO EL CANTINERO,</text:span></text:p>
              </text:list-header>
            </text:list>
          </draw:text-box>
        </draw:frame>
        <draw:custom-shape draw:style-name="gr4" draw:text-style-name="P8" draw:layer="layout" svg:width="12.061cm" svg:height="1.402cm" svg:x="10.442cm" svg:y="15.725cm">
          <text:list text:style-name="L2">
            <text:list-item>
              <text:p text:style-name="P7"><text:span text:style-name="T4">Le dijo abrí la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LE DIJO ABRÍ LA TABERNA,</text:span><text:span text:style-name="T3"><text:line-break/></text:span><text:span text:style-name="T3">QUIERO GASTAR MI DINERO,</text:span></text:p>
              </text:list-header>
            </text:list>
          </draw:text-box>
        </draw:frame>
        <draw:custom-shape draw:style-name="gr5" draw:text-style-name="P10" draw:layer="layout" svg:width="12.061cm" svg:height="1.402cm" svg:x="10.442cm" svg:y="15.725cm">
          <text:list text:style-name="L3">
            <text:list-item>
              <text:p text:style-name="P9"><text:span text:style-name="T5">Estoy de nuevo en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3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ESTOY DE NUEVO EN MI PUEBLO,</text:span><text:span text:style-name="T3"><text:line-break/></text:span><text:span text:style-name="T3">QUIERO QUE CELEBREMOS.</text:span></text:p>
              </text:list-header>
            </text:list>
          </draw:text-box>
        </draw:frame>
        <draw:custom-shape draw:style-name="gr7" draw:text-style-name="P10" draw:layer="layout" svg:width="12.061cm" svg:height="1.402cm" svg:x="10.442cm" svg:y="15.725cm">
          <text:list text:style-name="L3">
            <text:list-item>
              <text:p text:style-name="P9"><text:span text:style-name="T5">Le respondió el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4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LE CONTESTO EL CANTINERO,</text:span><text:span text:style-name="T3"><text:line-break/></text:span><text:span text:style-name="T3">AQUÍ YA NO VENDO VINO,</text:span></text:p>
              </text:list-header>
            </text:list>
          </draw:text-box>
        </draw:frame>
        <draw:custom-shape draw:style-name="gr9" draw:text-style-name="P10" draw:layer="layout" svg:width="12.061cm" svg:height="1.402cm" svg:x="10.442cm" svg:y="15.725cm">
          <text:list text:style-name="L3">
            <text:list-item>
              <text:p text:style-name="P9"><text:span text:style-name="T5">Desde que oí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5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DESDE QUE OÍ EL EVANGELIO</text:span><text:span text:style-name="T3"><text:line-break/></text:span><text:span text:style-name="T3">CRISTO CAMBIÓ MI DESTINO,</text:span><text:span text:style-name="T3"><text:line-break/></text:span><text:span text:style-name="T3">TE INVITO DEJES EL VICIO,</text:span><text:span text:style-name="T3"><text:line-break/></text:span><text:span text:style-name="T3">VENTE A LA IGLESIA CONMIGO</text:span></text:p>
              </text:list-header>
            </text:list>
          </draw:text-box>
        </draw:frame>
        <draw:custom-shape draw:style-name="gr11" draw:text-style-name="P10" draw:layer="layout" svg:width="12.061cm" svg:height="1.402cm" svg:x="10.442cm" svg:y="15.725cm">
          <text:list text:style-name="L3">
            <text:list-item>
              <text:p text:style-name="P9"><text:span text:style-name="T5">Y borracho y cantinero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6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6">Y BORRACHO Y CANTINERO,</text:span><text:span text:style-name="T6"><text:line-break/></text:span><text:span text:style-name="T6">A CRISTO SE CONVIRTIERON, </text:span><text:span text:style-name="T6"><text:line-break/></text:span><text:span text:style-name="T6">UNO CERRÓ LA TABERNA </text:span><text:span text:style-name="T6"><text:line-break/></text:span><text:span text:style-name="T6">Y EL OTRO SE AHORRÓ EL DINERO,</text:span></text:p>
              </text:list-header>
            </text:list>
          </draw:text-box>
        </draw:frame>
        <draw:custom-shape draw:style-name="gr13" draw:text-style-name="P10" draw:layer="layout" svg:width="12.061cm" svg:height="1.402cm" svg:x="10.442cm" svg:y="15.725cm">
          <text:list text:style-name="L3">
            <text:list-item>
              <text:p text:style-name="P9"><text:span text:style-name="T5">Y ahora los dos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7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6">Y AHORA LOS DOS SE DEDICAN,</text:span><text:span text:style-name="T6"><text:line-break/></text:span><text:span text:style-name="T6">SOLO A HABLAR, DEL EVANGELIO.</text:span></text:p>
              </text:list-header>
            </text:list>
          </draw:text-box>
        </draw:frame>
        <draw:custom-shape draw:style-name="gr15" draw:text-style-name="P10" draw:layer="layout" svg:width="12.061cm" svg:height="1.402cm" svg:x="10.442cm" svg:y="15.725cm">
          <text:list text:style-name="L3">
            <text:list-item>
              <text:p text:style-name="P9"><text:span text:style-name="T5">Le platicó el Cantinero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8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LE PLATICÓ EL CANTINERO, </text:span><text:span text:style-name="T3"><text:line-break/></text:span><text:span text:style-name="T3">AQUÍ YA NO VENDO VINO,</text:span></text:p>
              </text:list-header>
            </text:list>
          </draw:text-box>
        </draw:frame>
        <draw:custom-shape draw:style-name="gr17" draw:text-style-name="P10" draw:layer="layout" svg:width="12.061cm" svg:height="1.402cm" svg:x="10.442cm" svg:y="15.725cm">
          <text:list text:style-name="L3">
            <text:list-item>
              <text:p text:style-name="P9"><text:span text:style-name="T5">Desde que oí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9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DESDE QUE OÍ EL EVANGELIO,</text:span><text:span text:style-name="T3"><text:line-break/></text:span><text:span text:style-name="T3">CRISTO CAMBIÓ MI DESTINO,</text:span></text:p>
              </text:list-header>
            </text:list>
          </draw:text-box>
        </draw:frame>
        <draw:custom-shape draw:style-name="gr19" draw:text-style-name="P10" draw:layer="layout" svg:width="12.061cm" svg:height="1.402cm" svg:x="10.442cm" svg:y="15.725cm">
          <text:list text:style-name="L3">
            <text:list-item>
              <text:p text:style-name="P9"><text:span text:style-name="T5">Hoy tengo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0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3">HOY TENGO DENTRO DE MI ALMA,</text:span><text:span text:style-name="T3"><text:line-break/></text:span><text:span text:style-name="T3">LA PAZ QUE NO ME DIO EL VICIO...</text:span></text:p>
              </text:list-header>
            </text:list>
          </draw:text-box>
        </draw:frame>
        <draw:custom-shape draw:style-name="gr21" draw:text-style-name="P10" draw:layer="layout" svg:width="12.061cm" svg:height="1.402cm" svg:x="10.442cm" svg:y="15.725cm">
          <text:list text:style-name="L3">
            <text:list-item>
              <text:p text:style-name="P9"><text:span text:style-name="T5">Y borracho y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1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6">Y BORRACHO Y CANTINERO,</text:span><text:span text:style-name="T6"><text:line-break/></text:span><text:span text:style-name="T6">A CRISTO SE CONVIRTIERON, </text:span><text:span text:style-name="T6"><text:line-break/></text:span><text:span text:style-name="T6">UNO CERRÓ LA TABERNA </text:span><text:span text:style-name="T6"><text:line-break/></text:span><text:span text:style-name="T6">Y EL OTRO SE AHORRÓ EL DINERO,</text:span></text:p>
              </text:list-header>
            </text:list>
          </draw:text-box>
        </draw:frame>
        <draw:custom-shape draw:style-name="gr23" draw:text-style-name="P10" draw:layer="layout" svg:width="12.061cm" svg:height="1.402cm" svg:x="10.442cm" svg:y="15.725cm">
          <text:list text:style-name="L3">
            <text:list-item>
              <text:p text:style-name="P9"><text:span text:style-name="T5">Y ahora los dos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2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6">Y AHORA LOS DOS SE DEDICAN,</text:span><text:span text:style-name="T6"><text:line-break/></text:span><text:span text:style-name="T6">SOLO A HABLAR, DEL EVANGELIO.</text:span></text:p>
              </text:list-header>
            </text:list>
          </draw:text-box>
        </draw:frame>
        <draw:custom-shape draw:style-name="gr25" draw:text-style-name="P10" draw:layer="layout" svg:width="12.061cm" svg:height="1.402cm" svg:x="10.442cm" svg:y="15.725cm">
          <text:list text:style-name="L3">
            <text:list-item>
              <text:p text:style-name="P9"><text:span text:style-name="T5">Y borracho y cantinero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3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6">Y BORRACHO Y CANTINERO,</text:span><text:span text:style-name="T6"><text:line-break/></text:span><text:span text:style-name="T6">A CRISTO SE CONVIRTIERON, </text:span><text:span text:style-name="T6"><text:line-break/></text:span><text:span text:style-name="T6">UNO CERRÓ LA TABERNA </text:span><text:span text:style-name="T6"><text:line-break/></text:span><text:span text:style-name="T6">Y EL OTRO SE AHORRÓ EL DINERO,</text:span></text:p>
              </text:list-header>
            </text:list>
          </draw:text-box>
        </draw:frame>
        <draw:custom-shape draw:style-name="gr27" draw:text-style-name="P10" draw:layer="layout" svg:width="12.061cm" svg:height="1.402cm" svg:x="10.442cm" svg:y="15.725cm">
          <text:list text:style-name="L3">
            <text:list-item>
              <text:p text:style-name="P9"><text:span text:style-name="T5">Y ahora los dos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4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1">
        <draw:frame presentation:style-name="pr4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6">Y AHORA LOS DOS SE DEDICAN,</text:span><text:span text:style-name="T6"><text:line-break/></text:span><text:span text:style-name="T6">SOLO A HABLAR, DEL EVANGELIO.</text:span></text:p>
              </text:list-header>
            </text:list>
          </draw:text-box>
        </draw:frame>
        <draw:custom-shape draw:style-name="gr29" draw:text-style-name="P10" draw:layer="layout" svg:width="12.061cm" svg:height="1.402cm" svg:x="10.442cm" svg:y="15.725cm">
          <text:list text:style-name="L3">
            <text:list-item>
              <text:p text:style-name="P9"><text:span text:style-name="T5">FI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5" presentation:class="page"/>
          <draw:frame presentation:style-name="pr2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Calibri" svg:font-family="Calibri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9c2f2c" draw:end-color="#cb3d39" draw:start-intensity="100%" draw:end-intensity="100%" draw:angle="18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1f497d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fo:background-color="transparent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" style:font-family-asian="Tahoma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1f497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alibri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dfd3d" style:text-position="0% 100%" style:font-name="Calibri" fo:font-size="28pt" fo:language="es" fo:country="ES" style:font-size-asian="28pt" style:language-asian="es" style:country-asian="ES" style:font-size-complex="28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56cm" svg:height="3.17cm" svg:x="1.27cm" svg:y="7.938cm" presentation:class="title" presentation:placeholder="true">
        <draw:text-box/>
      </draw:frame>
      <draw:frame presentation:style-name="Predeterminado-outline1" draw:layer="backgroundobjects" svg:width="12.056cm" svg:height="1.398cm" svg:x="10.442cm" svg:y="15.725cm" presentation:class="outlin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Nombre de usuario</dc:creator>
    <dc:date>2012-01-23T22:38:16</dc:date>
    <meta:editing-cycles>17</meta:editing-cycles>
    <meta:editing-duration>PT2H12M</meta:editing-duration>
    <meta:document-statistic meta:object-count="97"/>
    <meta:generator>LibreOffice/6.4.1.2$Linux_x86 LibreOffice_project/40$Build-2</meta:generator>
    <meta:user-defined meta:name="AppVersion">12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